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445in"/>
    </style:style>
    <style:style style:name="co4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date" office:date-value="1997-07-16T09:30:00">
            <text:p>07/16/97 09:30 AM</text:p>
          </table:table-cell>
          <table:table-cell office:value-type="string">
            <text:p>Low</text:p>
          </table:table-cell>
          <table:table-cell office:value-type="string">
            <text:p>Geo Trop Mod 15 Lon</text:p>
          </table:table-cell>
          <table:table-cell/>
          <table:table-cell office:value-type="string">
            <text:p>Saturn</text:p>
          </table:table-cell>
          <table:table-cell office:value-type="string">
            <text:p>Jupit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eptune</text:p>
          </table:table-cell>
          <table:table-cell office:value-type="string">
            <text:p>Ma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elio Trop Mod 15 Lon</text:p>
          </table:table-cell>
          <table:table-cell/>
          <table:table-cell office:value-type="string">
            <text:p>Neptune</text:p>
          </table:table-cell>
          <table:table-cell office:value-type="string">
            <text:p>Satur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arth</text:p>
          </table:table-cell>
          <table:table-cell office:value-type="string">
            <text:p>Mercur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Jupiter</text:p>
          </table:table-cell>
          <table:table-cell office:value-type="string">
            <text:p>Mercu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lination</text:p>
          </table:table-cell>
          <table:table-cell office:value-type="string">
            <text:p>Parallel</text:p>
          </table:table-cell>
          <table:table-cell office:value-type="string">
            <text:p>AvgJuSa</text:p>
          </table:table-cell>
          <table:table-cell office:value-type="string">
            <text:p>Mar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aParallel</text:p>
          </table:table-cell>
          <table:table-cell office:value-type="string">
            <text:p>Jupiter</text:p>
          </table:table-cell>
          <table:table-cell office:value-type="string">
            <text:p>Venu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aParallel</text:p>
          </table:table-cell>
          <table:table-cell office:value-type="string">
            <text:p>Saturn</text:p>
          </table:table-cell>
          <table:table-cell office:value-type="string">
            <text:p>Mar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aParallel</text:p>
          </table:table-cell>
          <table:table-cell office:value-type="string">
            <text:p>AvgJuSa</text:p>
          </table:table-cell>
          <table:table-cell office:value-type="string">
            <text:p>Satur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e Geo Sid Navamsa sign</text:p>
          </table:table-cell>
          <table:table-cell/>
          <table:table-cell office:value-type="string">
            <text:p>Chiron</text:p>
          </table:table-cell>
          <table:table-cell office:value-type="string">
            <text:p>Mo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e Geo Sid Navamsa sign</text:p>
          </table:table-cell>
          <table:table-cell/>
          <table:table-cell office:value-type="string">
            <text:p>Neptune</text:p>
          </table:table-cell>
          <table:table-cell office:value-type="string">
            <text:p>Saturn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1997-08-28T09:30:00">
            <text:p>08/28/97 09:30 AM</text:p>
          </table:table-cell>
          <table:table-cell office:value-type="string">
            <text:p>High</text:p>
          </table:table-cell>
          <table:table-cell office:value-type="string">
            <text:p>Geo Trop Mod 15 Lon</text:p>
          </table:table-cell>
          <table:table-cell/>
          <table:table-cell office:value-type="string">
            <text:p>Tnode</text:p>
          </table:table-cell>
          <table:table-cell office:value-type="string">
            <text:p>Satur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Jupiter</text:p>
          </table:table-cell>
          <table:table-cell office:value-type="string">
            <text:p>Chir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elio Trop Mod 15 Lon</text:p>
          </table:table-cell>
          <table:table-cell/>
          <table:table-cell office:value-type="string">
            <text:p>Pluto</text:p>
          </table:table-cell>
          <table:table-cell office:value-type="string">
            <text:p>Chir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arth</text:p>
          </table:table-cell>
          <table:table-cell office:value-type="string">
            <text:p>Plu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lination</text:p>
          </table:table-cell>
          <table:table-cell office:value-type="string">
            <text:p>Parallel</text:p>
          </table:table-cell>
          <table:table-cell office:value-type="string">
            <text:p>Jupiter</text:p>
          </table:table-cell>
          <table:table-cell office:value-type="string">
            <text:p>Mo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rallel</text:p>
          </table:table-cell>
          <table:table-cell office:value-type="string">
            <text:p>Uranus</text:p>
          </table:table-cell>
          <table:table-cell office:value-type="string">
            <text:p>Neptu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aParallel</text:p>
          </table:table-cell>
          <table:table-cell office:value-type="string">
            <text:p>Saturn</text:p>
          </table:table-cell>
          <table:table-cell office:value-type="string">
            <text:p>Ven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e Geo Sid Navamsa sign</text:p>
          </table:table-cell>
          <table:table-cell/>
          <table:table-cell office:value-type="string">
            <text:p>Tnode</text:p>
          </table:table-cell>
          <table:table-cell office:value-type="string">
            <text:p>Chir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eptune</text:p>
          </table:table-cell>
          <table:table-cell office:value-type="string">
            <text:p>Satur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Transpluto</text:p>
          </table:table-cell>
          <table:table-cell office:value-type="string">
            <text:p>Uranu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1997-09-30T09:30:00">
            <text:p>09/30/97 09:30 AM</text:p>
          </table:table-cell>
          <table:table-cell office:value-type="string">
            <text:p>High</text:p>
          </table:table-cell>
          <table:table-cell office:value-type="string">
            <text:p>Geo Trop Mod 15 Lon</text:p>
          </table:table-cell>
          <table:table-cell/>
          <table:table-cell office:value-type="string">
            <text:p>Neptune</text:p>
          </table:table-cell>
          <table:table-cell office:value-type="string">
            <text:p>Jupiter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Tnode</text:p>
          </table:table-cell>
          <table:table-cell office:value-type="string">
            <text:p>Uranu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luto</text:p>
          </table:table-cell>
          <table:table-cell office:value-type="string">
            <text:p>Chir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elio Trop Mod 15 Lon</text:p>
          </table:table-cell>
          <table:table-cell/>
          <table:table-cell office:value-type="string">
            <text:p>Transpluto</text:p>
          </table:table-cell>
          <table:table-cell office:value-type="string">
            <text:p>Mercur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Jupiter</text:p>
          </table:table-cell>
          <table:table-cell office:value-type="string">
            <text:p>Chir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rs</text:p>
          </table:table-cell>
          <table:table-cell office:value-type="string">
            <text:p>Plut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Uranus</text:p>
          </table:table-cell>
          <table:table-cell office:value-type="string">
            <text:p>Eart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eptune</text:p>
          </table:table-cell>
          <table:table-cell office:value-type="string">
            <text:p>CO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d 15</text:p>
          </table:table-cell>
          <table:table-cell/>
          <table:table-cell office:value-type="string">
            <text:p>H.Chiron</text:p>
          </table:table-cell>
          <table:table-cell office:value-type="string">
            <text:p>G.Venu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.Pluto</text:p>
          </table:table-cell>
          <table:table-cell office:value-type="string">
            <text:p>G.Uranu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.Pluto</text:p>
          </table:table-cell>
          <table:table-cell office:value-type="string">
            <text:p>G.TNo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lination</text:p>
          </table:table-cell>
          <table:table-cell office:value-type="string">
            <text:p>Parallel</text:p>
          </table:table-cell>
          <table:table-cell office:value-type="string">
            <text:p>Sun</text:p>
          </table:table-cell>
          <table:table-cell office:value-type="string">
            <text:p>Mercur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rallel</text:p>
          </table:table-cell>
          <table:table-cell office:value-type="string">
            <text:p>Saturn</text:p>
          </table:table-cell>
          <table:table-cell office:value-type="string">
            <text:p>T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rallel</text:p>
          </table:table-cell>
          <table:table-cell office:value-type="string">
            <text:p>Neptune</text:p>
          </table:table-cell>
          <table:table-cell office:value-type="string">
            <text:p>Uranus</text:p>
          </table:table-cell>
          <table:table-cell office:value-type="string">
            <text:p>Venus</text:p>
          </table:table-cell>
          <table:table-cell office:value-type="string">
            <text:p>(with Jupiter slightly below, Mars slightly above)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ntraParallel</text:p>
          </table:table-cell>
          <table:table-cell office:value-type="string">
            <text:p>Sun&amp;Mercury</text:p>
          </table:table-cell>
          <table:table-cell office:value-type="string">
            <text:p>Mo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e Geo Sid Navamsa sign</text:p>
          </table:table-cell>
          <table:table-cell/>
          <table:table-cell office:value-type="string">
            <text:p>Pluto</text:p>
          </table:table-cell>
          <table:table-cell office:value-type="string">
            <text:p>Ma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e Geo Sid Navamsa sign</text:p>
          </table:table-cell>
          <table:table-cell/>
          <table:table-cell office:value-type="string">
            <text:p>Neptune</text:p>
          </table:table-cell>
          <table:table-cell office:value-type="string">
            <text:p>Saturn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1997-10-28T09:29:59">
            <text:p>10/28/97 09:29 AM</text:p>
          </table:table-cell>
          <table:table-cell office:value-type="string">
            <text:p>Low</text:p>
          </table:table-cell>
          <table:table-cell office:value-type="string">
            <text:p>Geo Trop Mod 15 Lon</text:p>
          </table:table-cell>
          <table:table-cell/>
          <table:table-cell office:value-type="string">
            <text:p>Tnode</text:p>
          </table:table-cell>
          <table:table-cell office:value-type="string">
            <text:p>Pluto</text:p>
          </table:table-cell>
          <table:table-cell office:value-type="string">
            <text:p>Uranus</text:p>
          </table:table-cell>
          <table:table-cell office:value-type="string">
            <text:p>Moo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hiron</text:p>
          </table:table-cell>
          <table:table-cell office:value-type="string">
            <text:p>Ma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elio Trop Mod 15 Lon</text:p>
          </table:table-cell>
          <table:table-cell/>
          <table:table-cell office:value-type="string">
            <text:p>Pluto</text:p>
          </table:table-cell>
          <table:table-cell office:value-type="string">
            <text:p>Earth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aturn</text:p>
          </table:table-cell>
          <table:table-cell office:value-type="string">
            <text:p>Ven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d 15</text:p>
          </table:table-cell>
          <table:table-cell/>
          <table:table-cell office:value-type="string">
            <text:p>H.Mars</text:p>
          </table:table-cell>
          <table:table-cell office:value-type="string">
            <text:p>G.Ven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lination</text:p>
          </table:table-cell>
          <table:table-cell office:value-type="string">
            <text:p>Zero</text:p>
          </table:table-cell>
          <table:table-cell office:value-type="string">
            <text:p>Mo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arallel</text:p>
          </table:table-cell>
          <table:table-cell office:value-type="string">
            <text:p>Uranus</text:p>
          </table:table-cell>
          <table:table-cell office:value-type="string">
            <text:p>Neptu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rallel</text:p>
          </table:table-cell>
          <table:table-cell office:value-type="string">
            <text:p>Sun</text:p>
          </table:table-cell>
          <table:table-cell office:value-type="string">
            <text:p>Chir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aParallel</text:p>
          </table:table-cell>
          <table:table-cell office:value-type="string">
            <text:p>Sun&amp;Chiron</text:p>
          </table:table-cell>
          <table:table-cell office:value-type="string">
            <text:p>Transplu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e Geo Sid Navamsa sign</text:p>
          </table:table-cell>
          <table:table-cell/>
          <table:table-cell office:value-type="string">
            <text:p>Mercury</text:p>
          </table:table-cell>
          <table:table-cell office:value-type="string">
            <text:p>Moon</text:p>
          </table:table-cell>
          <table:table-cell office:value-type="string">
            <text:p>Uranus</text:p>
          </table:table-cell>
          <table:table-cell office:value-type="string">
            <text:p>Transplut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ame Geo Sid Navamsa sign</text:p>
          </table:table-cell>
          <table:table-cell/>
          <table:table-cell office:value-type="string">
            <text:p>Mars</text:p>
          </table:table-cell>
          <table:table-cell office:value-type="string">
            <text:p>Ven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e Geo Sid Navamsa sign</text:p>
          </table:table-cell>
          <table:table-cell/>
          <table:table-cell office:value-type="string">
            <text:p>Sun</text:p>
          </table:table-cell>
          <table:table-cell office:value-type="string">
            <text:p>Saturn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1997-12-24T09:29:59">
            <text:p>12/24/97 09:29 AM</text:p>
          </table:table-cell>
          <table:table-cell office:value-type="string">
            <text:p>High</text:p>
          </table:table-cell>
          <table:table-cell office:value-type="string">
            <text:p>Geo Trop Mod 15 Lon</text:p>
          </table:table-cell>
          <table:table-cell/>
          <table:table-cell office:value-type="string">
            <text:p>Sun</text:p>
          </table:table-cell>
          <table:table-cell office:value-type="string">
            <text:p>Mercur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eptune</text:p>
          </table:table-cell>
          <table:table-cell office:value-type="string">
            <text:p>Saturn</text:p>
          </table:table-cell>
          <table:table-cell office:value-type="string">
            <text:p>Tno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luto</text:p>
          </table:table-cell>
          <table:table-cell office:value-type="string">
            <text:p>Uran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elio Trop Mod 15 Lon</text:p>
          </table:table-cell>
          <table:table-cell/>
          <table:table-cell office:value-type="string">
            <text:p>Saturn</text:p>
          </table:table-cell>
          <table:table-cell office:value-type="string">
            <text:p>Venu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eptune</text:p>
          </table:table-cell>
          <table:table-cell office:value-type="string">
            <text:p>Jupit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hiron</text:p>
          </table:table-cell>
          <table:table-cell office:value-type="string">
            <text:p>Transpluto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d 15</text:p>
          </table:table-cell>
          <table:table-cell/>
          <table:table-cell office:value-type="string">
            <text:p>H.Neptune</text:p>
          </table:table-cell>
          <table:table-cell office:value-type="string">
            <text:p>G.Chir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.Chiron</text:p>
          </table:table-cell>
          <table:table-cell office:value-type="string">
            <text:p>G.Transplu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lination</text:p>
          </table:table-cell>
          <table:table-cell office:value-type="string">
            <text:p>Parallel</text:p>
          </table:table-cell>
          <table:table-cell office:value-type="string">
            <text:p>Neptune</text:p>
          </table:table-cell>
          <table:table-cell office:value-type="string">
            <text:p>Uranus</text:p>
          </table:table-cell>
          <table:table-cell office:value-type="string">
            <text:p>Mars</text:p>
          </table:table-cell>
          <table:table-cell office:value-type="string">
            <text:p>Mercury</text:p>
          </table:table-cell>
          <table:table-cell office:value-type="string">
            <text:p>Venus</text:p>
          </table:table-cell>
        </table:table-row>
        <table:table-row table:style-name="ro1">
          <table:table-cell table:number-columns-repeated="3"/>
          <table:table-cell office:value-type="string">
            <text:p>Parallel</text:p>
          </table:table-cell>
          <table:table-cell office:value-type="string">
            <text:p>Jupiter</text:p>
          </table:table-cell>
          <table:table-cell office:value-type="string">
            <text:p>Chir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e Geo Sid Navamsa sign</text:p>
          </table:table-cell>
          <table:table-cell/>
          <table:table-cell office:value-type="string">
            <text:p>Mars</text:p>
          </table:table-cell>
          <table:table-cell office:value-type="string">
            <text:p>Venu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eptune</text:p>
          </table:table-cell>
          <table:table-cell office:value-type="string">
            <text:p>Mercur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Uranus</text:p>
          </table:table-cell>
          <table:table-cell office:value-type="string">
            <text:p>Venus</text:p>
          </table:table-cell>
          <table:table-cell office:value-type="string">
            <text:p>Transpluto</text:p>
          </table:table-cell>
          <table:table-cell office:value-type="string">
            <text:p>Chiro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Jupiter</text:p>
          </table:table-cell>
          <table:table-cell office:value-type="string">
            <text:p>Tnod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4/13/2012</text:date>, <text:time>16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3T14:34:36</meta:creation-date>
    <meta:generator>LibreOffice/3.4$Unix LibreOffice_project/340m1$Build-1206</meta:generator>
    <dc:date>2012-04-13T16:06:52</dc:date>
    <meta:editing-duration>PT1H32M16S</meta:editing-duration>
    <meta:editing-cycles>2</meta:editing-cycles>
    <meta:document-statistic meta:table-count="3" meta:cell-count="196" meta:object-count="0"/>
  </office:meta>
</office:document-meta>
</file>